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9cm" fo:min-width="3.9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851cm" fo:min-width="19.34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01cm" fo:min-width="19.8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21cm" fo:min-width="18.73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9.04cm"/>
    </style:style>
    <style:style style:name="gr8" style:family="graphic" style:parent-style-name="standard">
      <style:graphic-properties draw:stroke="none" draw:fill="none" fo:min-height="11.95cm"/>
    </style:style>
    <style:style style:name="pr1" style:family="presentation" style:parent-style-name="기본값-notes">
      <style:graphic-properties draw:fill-color="#ffffff" draw:auto-grow-height="true" fo:min-height="13.364cm"/>
    </style:style>
    <style:style style:name="pr2" style:family="presentation" style:parent-style-name="기본값-notes">
      <style:graphic-properties draw:fill-color="#ffffff" fo:min-height="13.364cm"/>
    </style:style>
    <style:style style:name="co1" style:family="table-column">
      <style:table-column-properties style:column-width="8.908cm" style:use-optimal-column-width="false"/>
    </style:style>
    <style:style style:name="co2" style:family="table-column">
      <style:table-column-properties style:column-width="12.21cm" style:use-optimal-column-width="false"/>
    </style:style>
    <style:style style:name="ro1" style:family="table-row">
      <style:table-row-properties style:row-height="0.975cm"/>
    </style:style>
    <style:style style:name="ce1" style:family="table-cell">
      <style:graphic-properties style:repeat="repeat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20pt"/>
    </style:style>
    <style:style style:name="P4" style:family="paragraph"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3333"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color="#000000" fo:font-size="15pt" fo:font-weight="normal" style:font-size-asian="15pt" style:font-weight-asian="normal" style:font-size-complex="15pt" style:font-weight-complex="normal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4.498cm" svg:height="0.979cm" svg:x="0.5cm" svg:y="0.3cm">
          <draw:text-box>
            <text:p><text:span text:style-name="T1">Makes Cafe's</text:span></text:p>
          </draw:text-box>
        </draw:frame>
        <draw:frame draw:style-name="gr2" draw:text-style-name="P2" draw:layer="layout" svg:width="19.844cm" svg:height="18.101cm" svg:x="1.3cm" svg:y="1.3cm">
          <draw:text-box>
            <text:p><text:span text:style-name="T2">1. </text:span><text:span text:style-name="T3">사이트 회원 가입</text:span><text:span text:style-name="T2">을 우선으로 하고</text:span></text:p>
            <text:p><text:span text:style-name="T2"/></text:p>
            <text:p><text:span text:style-name="T2"><text:tab/></text:span><text:span text:style-name="T2">사이트 회원만 카페를 생성 또는 가입을 할 수 있다</text:span><text:span text:style-name="T2">.</text:span></text:p>
            <text:p><text:span text:style-name="T2"><text:tab/></text:span><text:span text:style-name="T2">( </text:span><text:span text:style-name="T2">가입하지 않더라도 카페 서핑 가능 </text:span><text:span text:style-name="T2">/*</text:span><text:span text:style-name="T2">비밀 글은 보기 불가능 </text:span><text:span text:style-name="T2">*/ )</text:span></text:p>
            <text:p><text:span text:style-name="T2"/></text:p>
            <text:p><text:span text:style-name="T2"><text:tab/></text:span><text:span text:style-name="T2"><text:tab/></text:span><text:span text:style-name="T2">-</text:span><text:span text:style-name="T2">회원 가입</text:span></text:p>
            <text:p><text:span text:style-name="T2"><text:tab/></text:span><text:span text:style-name="T2"><text:tab/></text:span><text:span text:style-name="T2"><text:tab/></text:span><text:span text:style-name="T2">1. </text:span><text:span text:style-name="T2">아이디</text:span><text:span text:style-name="T2">(</text:span><text:span text:style-name="T2">닉네임</text:span><text:span text:style-name="T2">_</text:span><text:span text:style-name="T2">중복 확인</text:span><text:span text:style-name="T2">)</text:span></text:p>
            <text:p><text:span text:style-name="T2"><text:tab/></text:span><text:span text:style-name="T2"><text:tab/></text:span><text:span text:style-name="T2"><text:tab/></text:span><text:span text:style-name="T2">2. </text:span><text:span text:style-name="T2">이름</text:span></text:p>
            <text:p><text:span text:style-name="T2"><text:tab/></text:span><text:span text:style-name="T2"><text:tab/></text:span><text:span text:style-name="T2"><text:tab/></text:span><text:span text:style-name="T2">3. </text:span><text:span text:style-name="T2">이메일 </text:span><text:span text:style-name="T2">( </text:span><text:span text:style-name="T2">인증 </text:span><text:span text:style-name="T2">)</text:span></text:p>
            <text:p><text:span text:style-name="T2"><text:tab/></text:span><text:span text:style-name="T2"><text:tab/></text:span><text:span text:style-name="T2"><text:tab/></text:span><text:span text:style-name="T2">4. </text:span><text:span text:style-name="T2">비밀번호</text:span><text:span text:style-name="T2">(+</text:span><text:span text:style-name="T2">확인</text:span><text:span text:style-name="T2">) , </text:span><text:span text:style-name="T2">특수 문자 </text:span><text:span text:style-name="T2">1</text:span><text:span text:style-name="T2">개 이상</text:span></text:p>
            <text:p><text:span text:style-name="T2"><text:tab/></text:span><text:span text:style-name="T2"><text:tab/></text:span><text:span text:style-name="T2"><text:tab/></text:span><text:span text:style-name="T2">5. +a </text:span><text:span text:style-name="T2">주소</text:span></text:p>
            <text:p><text:span text:style-name="T2"/></text:p>
            <text:p><text:span text:style-name="T2">2. (</text:span><text:span text:style-name="T4">카페를 만들고자 하는 사람</text:span><text:span text:style-name="T2">이 온다면</text:span><text:span text:style-name="T2">) or </text:span><text:span text:style-name="T2">회원 가입 시 거주지를 입력 받아서 </text:span></text:p>
            <text:p><text:span text:style-name="T2"><text:tab/></text:span><text:span text:style-name="T2">카페를 생성 시 카테고리에 맞는 카페의 폼을 지원하자</text:span><text:span text:style-name="T2">!</text:span></text:p>
            <text:p><text:span text:style-name="T2"/></text:p>
            <text:p><text:span text:style-name="T2"><text:tab/></text:span><text:span text:style-name="T2">카페 생성 시 카테고리를 선택하게</text:span><text:span text:style-name="T2">(ex.</text:span><text:span text:style-name="T2">축구</text:span><text:span text:style-name="T2">, </text:span><text:span text:style-name="T2">농구</text:span><text:span text:style-name="T2">, </text:span><text:span text:style-name="T2">수영</text:span><text:span text:style-name="T2">, </text:span><text:span text:style-name="T2">여행</text:span><text:span text:style-name="T2">, </text:span><text:span text:style-name="T2">기타</text:span><text:span text:style-name="T2">/ </text:span><text:span text:style-name="T2">체크 박스 형식으로</text:span><text:span text:style-name="T2">)</text:span></text:p>
            <text:p><text:span text:style-name="T2"><text:tab/></text:span></text:p>
            <text:p><text:span text:style-name="T2">3. </text:span><text:span text:style-name="T2">쪽지</text:span></text:p>
            <text:p><text:span text:style-name="T2"/></text:p>
            <text:p><text:span text:style-name="T2"><text:tab/></text:span><text:span text:style-name="T2">서버 관리자의 공지사항 </text:span><text:span text:style-name="T2">/ </text:span><text:span text:style-name="T2">카페 지기의 공지 사항 </text:span></text:p>
            <text:p><text:span text:style-name="T2"><text:tab/></text:span></text:p>
            <text:p><text:span text:style-name="T2"><text:tab/></text:span></text:p>
            <text:p><text:span text:style-name="T2">4. </text:span><text:span text:style-name="T2">채팅 </text:span><text:span text:style-name="T2">( </text:span><text:span text:style-name="T2">비공개 채팅 </text:span><text:span text:style-name="T2">)</text:span></text:p>
            <text:p><text:span text:style-name="T2"/></text:p>
            <text:p><text:span text:style-name="T2"/></text:p>
            <text:p><text:span text:style-name="T2">6. </text:span><text:span text:style-name="T2">대한민국구석구석</text:span></text:p>
            <text:p><text:span text:style-name="T2"/></text:p>
            <text:p><text:span text:style-name="T2"/></text:p>
            <text:p><text:span text:style-name="T2">7. </text:span><text:span text:style-name="T2">관리자 페이지</text:span></text:p>
            <text:p><text:span text:style-name="T2"><text:tab/></text:span><text:span text:style-name="T2">카페 전체를 관리하는 관리자의 페이지가 필요</text:span></text:p>
            <text:p><text:span text:style-name="T2"><text:tab/></text:span><text:span text:style-name="T2">카페 지기의 관리 페이지</text:span></text:p>
            <text:p><text:span text:style-name="T2"/></text:p>
            <text:p><text:span text:style-name="T2"><text:tab/></text:span></text:p>
            <text:p><text:span text:style-name="T2"><text:tab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>
        <draw:frame draw:style-name="gr4" draw:text-style-name="P2" draw:layer="layout" svg:width="20.341cm" svg:height="2.351cm" svg:x="1.3cm" svg:y="1.301cm">
          <draw:text-box>
            <text:p><text:span text:style-name="T2">8. DB</text:span></text:p>
            <text:p><text:span text:style-name="T2"/></text:p>
            <text:p><text:span text:style-name="T2"><text:tab/></text:span><text:span text:style-name="T2">카페 생성 시 카페 별 </text:span><text:span text:style-name="T2">ID</text:span><text:span text:style-name="T2">값을 부여함</text:span><text:span text:style-name="T2">. </text:span><text:span text:style-name="T2">이것을 저장해 놓는 테이블이 하나 있다</text:span><text:span text:style-name="T2">.</text:span></text:p>
            <text:p><text:span text:style-name="T2"><text:tab/></text:span><text:span text:style-name="T2">기능 별 테이블이 존재해서 카페 전체의 값을 저장하는데 그것을 카페 </text:span><text:span text:style-name="T2">ID</text:span><text:span text:style-name="T2">로 접근할 수 있다</text:span><text:span text:style-name="T2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frame draw:style-name="gr5" draw:text-style-name="P4" draw:layer="layout" svg:width="19.239cm" svg:height="19.771cm" svg:x="0.5cm" svg:y="0.4cm">
          <draw:text-box>
            <text:p><text:span text:style-name="T5">기능</text:span></text:p>
            <text:p><text:span text:style-name="T5">0. </text:span><text:span text:style-name="T5">전체</text:span><text:span text:style-name="T5">(super()) </text:span><text:span text:style-name="T5">관리자</text:span></text:p>
            <text:p><text:span text:style-name="T6"><text:tab/></text:span><text:span text:style-name="T6">super()</text:span><text:span text:style-name="T6">관리자는 생성하는 것이 아닌 </text:span></text:p>
            <text:p><text:span text:style-name="T6"><text:tab/></text:span><text:span text:style-name="T6">개발 단계에서 미리 생성한 후 제공하는 것으로</text:span></text:p>
            <text:p><text:span text:style-name="T6"/></text:p>
            <text:p><text:span text:style-name="T5">1. </text:span><text:span text:style-name="T5">회원 가입</text:span></text:p>
            <text:p><text:span text:style-name="T6"><text:tab/></text:span><text:span text:style-name="T6">1-1) </text:span><text:span text:style-name="T6">이메일 인증</text:span></text:p>
            <text:p><text:span text:style-name="T6"><text:tab/></text:span><text:span text:style-name="T6">1-2) </text:span><text:span text:style-name="T6">지역 정보 입력</text:span></text:p>
            <text:p><text:span text:style-name="T6"><text:tab/></text:span><text:span text:style-name="T6">1-3) </text:span><text:span text:style-name="T6">관심 분야 입력</text:span></text:p>
            <text:p><text:span text:style-name="T6"><text:tab/></text:span><text:span text:style-name="T6">1-4) </text:span></text:p>
            <text:p><text:span text:style-name="T6"/></text:p>
            <text:p><text:span text:style-name="T5">2. </text:span><text:span text:style-name="T5">로그인</text:span></text:p>
            <text:p><text:span text:style-name="T6"><text:tab/></text:span><text:span text:style-name="T6">2-1) </text:span><text:span text:style-name="T6">전체 관리자 페이지</text:span></text:p>
            <text:p><text:span text:style-name="T6"><text:tab/></text:span><text:span text:style-name="T6">2-2) </text:span><text:span text:style-name="T6">카페 관리자 페이지</text:span></text:p>
            <text:p><text:span text:style-name="T6"><text:tab/></text:span><text:span text:style-name="T6">2-3) </text:span><text:span text:style-name="T6">사용자</text:span><text:span text:style-name="T6">(user) </text:span><text:span text:style-name="T6">페이지</text:span></text:p>
            <text:p><text:span text:style-name="T6"/></text:p>
            <text:p><text:span text:style-name="T5">3. </text:span><text:span text:style-name="T5">카페 생성</text:span></text:p>
            <text:p><text:span text:style-name="T7"><text:tab/></text:span><text:span text:style-name="T8">3-1) </text:span><text:span text:style-name="T8">카페 생성 시 카테고리를 선택</text:span><text:span text:style-name="T8">(</text:span><text:span text:style-name="T8">축구</text:span><text:span text:style-name="T8">,</text:span><text:span text:style-name="T8">농구</text:span><text:span text:style-name="T8">,</text:span><text:span text:style-name="T8">수영</text:span><text:span text:style-name="T8">,</text:span><text:span text:style-name="T8">여행</text:span><text:span text:style-name="T8">, </text:span><text:span text:style-name="T8">기타</text:span><text:span text:style-name="T8">)</text:span></text:p>
            <text:p><text:span text:style-name="T8"><text:tab/></text:span><text:span text:style-name="T8"><text:tab/></text:span><text:span text:style-name="T8"> </text:span><text:span text:style-name="T8">카테고리에 맞는 별도의 </text:span><text:span text:style-name="T8">form</text:span><text:span text:style-name="T8">을 제공</text:span></text:p>
            <text:p><text:span text:style-name="T8"><text:tab/></text:span><text:span text:style-name="T8">3-2)[#]</text:span><text:span text:style-name="T8">해시태그를 이용한 카테고리의 추가</text:span></text:p>
            <text:p><text:span text:style-name="T8"/></text:p>
            <text:p><text:span text:style-name="T5">4. </text:span><text:span text:style-name="T5">쪽지</text:span></text:p>
            <text:p><text:span text:style-name="T6"><text:tab/></text:span><text:span text:style-name="T6">서버 관리자의 공지 사항이나 </text:span><text:span text:style-name="T6">/ </text:span><text:span text:style-name="T6">카페 지기의 공지사항을 위한</text:span></text:p>
            <text:p><text:span text:style-name="T6"><text:tab/></text:span><text:span text:style-name="T6">서비스를 제공</text:span></text:p>
            <text:p><text:span text:style-name="T6"><text:tab/></text:span></text:p>
            <text:p><text:span text:style-name="T6"><text:tab/></text:span><text:span text:style-name="T9">전체 관리자</text:span><text:span text:style-name="T9">(super())</text:span><text:span text:style-name="T6">는 사이트 내 모든 사람을 볼 수 있으며 쪽지를</text:span></text:p>
            <text:p><text:span text:style-name="T6"><text:tab/></text:span><text:span text:style-name="T6">보낼 수 있다</text:span><text:span text:style-name="T6">.</text:span></text:p>
            <text:p><text:span text:style-name="T6"><text:tab/></text:span></text:p>
            <text:p><text:span text:style-name="T6"><text:tab/></text:span><text:span text:style-name="T9">카페 관리자</text:span><text:span text:style-name="T9">(</text:span><text:span text:style-name="T9">카페지기</text:span><text:span text:style-name="T9">)</text:span><text:span text:style-name="T10">는 쪽지 보내기 </text:span><text:span text:style-name="T10">page</text:span><text:span text:style-name="T10">에서 카페 회원들을 볼 수 있고</text:span></text:p>
            <text:p><text:span text:style-name="T10"><text:tab/></text:span><text:span text:style-name="T10">그 외 쪽지를 보내기 위해서는 이름이나 보내고자 하는 주소를 입력해서 </text:span></text:p>
            <text:p><text:span text:style-name="T10"><text:tab/></text:span><text:span text:style-name="T10">보내야 한다</text:span><text:span text:style-name="T10">.</text:span></text:p>
            <text:p><text:span text:style-name="T10"><text:s/></text:span><text:span text:style-name="T6"><text:tab/></text:span></text:p>
          </draw:text-box>
        </draw:frame>
        <draw:line draw:style-name="gr6" draw:text-style-name="P5" draw:layer="layout" svg:x1="8.2cm" svg:y1="7.4cm" svg:x2="16.8cm" svg:y2="1.6cm">
          <text:p/>
        </draw:line>
        <draw:frame draw:style-name="gr7" draw:text-style-name="P4" draw:layer="layout" svg:width="9.54cm" svg:height="2.691cm" svg:x="17.1cm" svg:y="0.8cm">
          <draw:text-box>
            <text:p><text:span text:style-name="T5">[2.1 : Main page]</text:span></text:p>
            <text:p><text:span text:style-name="T6">2-3.1) </text:span><text:span text:style-name="T6">로그인을 하면 입력 받은 지역 </text:span></text:p>
            <text:p><text:span text:style-name="T6"><text:tab/></text:span><text:span text:style-name="T6"> <text:s text:c="3"/></text:span><text:span text:style-name="T6">정보나 관심 분야를 이용하여 </text:span></text:p>
            <text:p><text:span text:style-name="T6"><text:tab/></text:span><text:span text:style-name="T6"> <text:s text:c="3"/></text:span><text:span text:style-name="T6">부합하는 정보를 보여준다</text:span><text:span text:style-name="T6">. </text:span></text:p>
          </draw:text-box>
        </draw:frame>
        <draw:frame draw:style-name="gr8" draw:text-style-name="P4" draw:layer="layout" svg:width="9.915cm" svg:height="12.2cm" svg:x="17.885cm" svg:y="8.4cm">
          <draw:text-box>
            <text:p><text:span text:style-name="T5">5. </text:span><text:span text:style-name="T5">채팅</text:span></text:p>
            <text:p><text:span text:style-name="T6"><text:tab/></text:span><text:span text:style-name="T6">5-1) </text:span><text:span text:style-name="T6">공개 채팅</text:span></text:p>
            <text:p><text:span text:style-name="T6"><text:tab/></text:span><text:span text:style-name="T6">5-2) </text:span><text:span text:style-name="T6">비공개 채팅</text:span></text:p>
            <text:p><text:span text:style-name="T5"/></text:p>
            <text:p><text:span text:style-name="T5">6. </text:span><text:span text:style-name="T5">게시판</text:span></text:p>
            <text:p><text:span text:style-name="T5"><text:tab/></text:span><text:span text:style-name="T8">6-1)</text:span><text:span text:style-name="T5"> </text:span><text:span text:style-name="T8">게시글에도 </text:span><text:span text:style-name="T8">[#]</text:span><text:span text:style-name="T8">해시태그를 </text:span><text:span text:style-name="T8"><text:tab/></text:span><text:span text:style-name="T8"><text:tab/></text:span><text:span text:style-name="T8"> 이용해서 글의 카테고리를 </text:span><text:span text:style-name="T8"><text:tab/></text:span><text:span text:style-name="T8"><text:tab/></text:span><text:span text:style-name="T8"> 추가로 선택할 수 있다</text:span><text:span text:style-name="T8">.</text:span><text:span text:style-name="T5"> </text:span></text:p>
            <text:p><text:span text:style-name="T5"/></text:p>
            <text:p><text:span text:style-name="T5">7. </text:span><text:span text:style-name="T5">앨범</text:span></text:p>
          </draw:text-box>
        </draw:frame>
        <draw:line draw:style-name="gr6" draw:text-style-name="P5" draw:layer="layout" svg:x1="12.8cm" svg:y1="12.4cm" svg:x2="19.2cm" svg:y2="1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>
        <draw:frame draw:style-name="standard" draw:layer="layout" svg:width="21.117cm" svg:height="15.562cm" svg:x="0.983cm" svg:y="0.7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1">자바 스크립트 </text:span><text:span text:style-name="T11">[</text:span><text:span text:style-name="T11">일정 </text:span><text:span text:style-name="T11">API]</text:span></text:p>
              </table:table-cell>
              <table:table-cell>
                <text:p>https://okky.kr/article/510951?note=1537025</text:p>
              </table:table-cell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굴림" style:font-family-generic="roman" style:font-pitch="variable" fo:font-size="18pt" style:letter-kerning="true" style:font-family-asian="굴림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cm" fo:margin-bottom="0.4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cm" fo:margin-bottom="0.3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cm" fo:margin-bottom="0.2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aeheon kang</meta:initial-creator>
    <meta:creation-date>2020-02-21T16:03:40.60</meta:creation-date>
    <meta:editing-duration>PT15H8M13S</meta:editing-duration>
    <meta:editing-cycles>4</meta:editing-cycles>
    <dc:date>2020-02-25T18:02:32.74</dc:date>
    <dc:creator>taeheon kang</dc:creator>
    <meta:generator>OpenOffice/4.1.7$Win32 OpenOffice.org_project/417m1$Build-9800</meta:generator>
    <meta:document-statistic meta:object-count="40"/>
  </office:meta>
</office:document-meta>
</file>